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HelloWorld/WordCount.xml" manifest:media-type="text/xml"/>
  <manifest:file-entry manifest:full-path="Basic/HelloWorld/script-lb.xml" manifest:media-type="text/xml"/>
  <manifest:file-entry manifest:full-path="Basic/script-lc.xml" manifest:media-type="text/xml"/>
  <manifest:file-entry manifest:full-path="Dialogs/Standard/dialog-lb.xml" manifest:media-type="text/xml"/>
  <manifest:file-entry manifest:full-path="Dialogs/HelloWorld/DialogWC.xml" manifest:media-type="text/xml"/>
  <manifest:file-entry manifest:full-path="Dialogs/HelloWorld/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text-properties officeooo:paragraph-rsid="000e3887"/>
    </style:style>
    <style:style style:name="P2" style:family="paragraph" style:parent-style-name="Preformatted_20_Text">
      <style:paragraph-properties fo:margin-top="0cm" fo:margin-bottom="0.499cm" style:contextual-spacing="false"/>
      <style:text-properties officeooo:paragraph-rsid="0026c03c"/>
    </style:style>
    <style:style style:name="P3" style:family="paragraph" style:parent-style-name="Preformatted_20_Text">
      <style:paragraph-properties fo:margin-top="0cm" fo:margin-bottom="0.499cm" style:contextual-spacing="false"/>
      <style:text-properties officeooo:paragraph-rsid="002bbd39"/>
    </style:style>
    <style:style style:name="P4" style:family="paragraph" style:parent-style-name="Preformatted_20_Text">
      <style:paragraph-properties fo:margin-top="0cm" fo:margin-bottom="0.499cm" style:contextual-spacing="false"/>
      <style:text-properties officeooo:paragraph-rsid="002cac43"/>
    </style:style>
    <style:style style:name="P5" style:family="paragraph" style:parent-style-name="Preformatted_20_Text">
      <style:paragraph-properties fo:margin-top="0cm" fo:margin-bottom="0.499cm" style:contextual-spacing="false"/>
      <style:text-properties officeooo:paragraph-rsid="0026c03c"/>
    </style:style>
    <style:style style:name="P6" style:family="paragraph" style:parent-style-name="Preformatted_20_Text">
      <style:paragraph-properties fo:margin-top="0cm" fo:margin-bottom="0.499cm" style:contextual-spacing="false"/>
      <style:text-properties officeooo:paragraph-rsid="0074f84f"/>
    </style:style>
    <style:style style:name="T1" style:family="text">
      <style:text-properties officeooo:rsid="000a4640"/>
    </style:style>
    <style:style style:name="T2" style:family="text">
      <style:text-properties officeooo:rsid="000a4a31"/>
    </style:style>
    <style:style style:name="T3" style:family="text">
      <style:text-properties officeooo:rsid="000ad55c"/>
    </style:style>
    <style:style style:name="T4" style:family="text">
      <style:text-properties officeooo:rsid="000d1c86"/>
    </style:style>
    <style:style style:name="T5" style:family="text">
      <style:text-properties officeooo:rsid="00111f86"/>
    </style:style>
    <style:style style:name="T6" style:family="text">
      <style:text-properties officeooo:rsid="0029536f"/>
    </style:style>
    <style:style style:name="T7" style:family="text">
      <style:text-properties officeooo:rsid="002a25fa"/>
    </style:style>
    <style:style style:name="T8" style:family="text">
      <style:text-properties officeooo:rsid="002efa28"/>
    </style:style>
    <style:style style:name="T9" style:family="text">
      <style:text-properties officeooo:rsid="007123c8"/>
    </style:style>
    <style:style style:name="T10" style:family="text">
      <style:text-properties officeooo:rsid="0074f8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87" text:name="WordCountGoal"/>
      </text:user-field-decls>
      <text:p text:style-name="P2"><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2"><text:span text:style-name="Source_20_Text">Une phrase doit commencer par une majuscule, et finir par un point. Ou un point d’interrogation ou exclamation, ou </text:span><text:span text:style-name="Source_20_Text"><text:span text:style-name="T9">« </text:span></text:span><text:span text:style-name="Source_20_Text">points de suspension</text:span><text:span text:style-name="Source_20_Text"><text:span text:style-name="T9"> »</text:span></text:span><text:span text:style-name="Source_20_Text"><text:span text:style-name="T4">…</text:span></text:span></text:p>
      <text:p text:style-name="P6"><text:span text:style-name="Source_20_Text"><text:span text:style-name="T10">Mais qu’ai-je à dire à propos de cet après-midi ?</text:span></text:span></text:p>
      <text:p text:style-name="P1"><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1"><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8">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oft-page-break/><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07:13:53.864645186</meta:creation-date>
    <dc:date>2022-05-29T11:10:51.841936310</dc:date>
    <meta:editing-duration>P1DT18H9M34S</meta:editing-duration>
    <meta:editing-cycles>83</meta:editing-cycles>
    <meta:generator>LibreOffice/7.3.3.2$Linux_X86_64 LibreOffice_project/30$Build-2</meta:generator>
    <meta:document-statistic meta:table-count="0" meta:image-count="0" meta:object-count="0" meta:page-count="2" meta:paragraph-count="41" meta:word-count="883" meta:character-count="4513" meta:non-whitespace-character-count="3722"/>
  </office:meta>
</office:document-meta>
</file>

<file path=Basic/HelloWorld/WordCount.xml><?xml version="1.0" encoding="utf-8"?>
<!DOCTYPE module  PUBLIC '-//OpenOffice.org//DTD OfficeDocument 1.0//EN'  'module.dtd'>
<script:module xmlns:script="http://openoffice.org/2000/script" script:name="WordCount" script:language="StarBasic">REM  *****  BASIC  *****

' license:
' ----------------------------------------------------------------------------
'  "THE BEER-WARE LICENSE" (Revision 42):
'  &lt;nany@forum.ubuntu-fr.org&gt; wrote this macro. As long as you retain this
'  notice you can do whatever you want with this stuff. If we meet some day,
'  and you think this stuff is worth it, you can buy me a beer in return. nany
' ----------------------------------------------------------------------------
'
' licence :
' ----------------------------------------------------------------------------
'  "LICENCE BEERWARE" (Révision 42):
'  &lt;nany@forum.ubuntu-fr.org&gt; a créé cette macro. Tant que vous conservez cet
'  avertissement, vous pouvez faire ce que vous voulez de ce truc. Si on se
'  rencontre un jour et que vous pensez que ce truc vaut le coup, vous pouvez
'  me payer une bière en retour. nany
' ----------------------------------------------------------------------------

Dim	oDlg As Object
Dim bDialogShown As Boolean

Sub Main
rem ----------------------------------------------------------------------
rem define variables
Dim oVC As Object
Dim oCursor As Object
Dim oTC As Object
Dim oStart As Object
Dim oEnd As Object
Dim nWC As Integer
Dim st As String
Dim sWC As String
rem ----------------------------------------------------------------------

sWC = ""
oVC = ThisComponent.getCurrentController.getViewCursor
oCursor = oVC.getText.createTextCursorByRange(oVC)
oCursor.gotoStart(false)
oVC.gotoRange(oCursor,false)
oTC = ThisComponent.Text.createTextCursorByRange(oCursor)
Do 'parcours des paragraphes
    oCursor.gotoEndOfParagraph(false)
    oTC.gotoRange(oCursor,false)
    oVC.gotoRange(oCursor,false)
    oCursor.gotoStartOfParagraph(false)
    oTC.gotoRange(oCursor,false)
    oVC.gotoRange(oCursor,false)
    oCursor.gotoNextSentence(true)
    Do 'parcours des phrases
        oTC.gotoRange(oCursor,true)
        oVC.gotoRange(oCursor,true)
        st = oTC.getString()
        If Len(st) = 0 Then Exit Do
        oStart = oTC.getStart()
        oEnd = oTC.getEnd()
        nWC = 0
        oCursor.gotoRange(oStart,false)
        oVC.gotoRange(oCursor,false)
        Do 'parcours des mots
            nWC = nWC + 1
            oCursor.gotoNextWord(true)
            oVC.gotoRange(oCursor,true)
        Loop While oVC.getString() &lt;&gt; st
        nWC = nWC + UBound(Split(st,"’"))
        nWC = nWC + UBound(Split(st,"-"))
        If sWC = "" Then
            sWC = st &amp; " (" &amp; nWC &amp; ")"
        Else
            sWC = sWC &amp; chr(13) &amp; st &amp; " (" &amp; nWC &amp; ")"
        End If
        oCursor.gotoRange(oEnd,false)
        oTC.gotoRange(oCursor,false)
        oVC.gotoRange(oCursor,false)
    Loop While oCursor.gotoNextSentence(false)
Loop While oCursor.GotoNextParagraph(false)
oCursor.gotoStart(false)
oVC.gotoRange(oCursor,false)
DialogWCShow(sWC)

End Sub

Sub DialogWCShow (sText As String)

Dim oLib As Object
Dim oDialogWC As Object
Dim oText As Object
Dim oListenenerTop As Object

DialogLibraries.LoadLibrary("HelloWorld")
oLib = DialogLibraries.GetByName("HelloWorld")
oDialogWC = oLib.GetByName("DialogWC")
oDlg = CreateUnoDialog(oDialogWC)
oText = oDlg.GetControl("TextField1")
oText.Text = sText
bDialogShown = True
oListenerTop = createUnoListener("TopListen_", "com.sun.star.awt.XTopWindowListener")
oDlg.addTopWindowlistener(oListenerTop)
While bDialogShown
    Wait 20
    oDlg.setVisible(bDialogShown)
Wend

End Sub

Sub TopListen_WindowClosing
    bDialogShown = False
End Sub

Sub  TopListen_windowOpened
End Sub

Sub  TopListen_windowClosed
End Sub

Sub TopListen_windowMinimized
End Sub

Sub  TopListen_windowNormalized
End Sub

Sub  TopListen_windowActivated
End Sub

Sub  TopListen_windowDeactivated
End Sub

Sub  TopListen_disposing
End Sub

sub SelectText
rem ----------------------------------------------------------------------
rem define variables
Dim document   As Object
Dim dispatcher As Object
Dim sTextS As String
Dim nLen_5 As Integer
rem ----------------------------------------------------------------------
rem get access to the document
document   = ThisComponent.CurrentController.Frame
dispatcher = createUnoService("com.sun.star.frame.DispatchHelper")
rem ----------------------------------------------------------------------

sTextS = oDlg.GetControl("TextField1").SelectedText
nLen_5 = Len(sTextS) - 5
If nLen_5 &lt; 1 Then
    nLen_5 = 1
End if
If InStr(nLen_5,sTextS,"(") &lt;&gt; 0 Then
    nLeft = InStr(nLen_5,sTextS,"(") - 3
Else
    nLeft = Len(sTextS)
End If

Dim args1(0) As New com.sun.star.beans.PropertyValue
args1(0).Name = "SearchItem.SearchString"
args1(0).Value = Left(sTextS,nLeft)

dispatcher.executeDispatch(document, ".uno:ExecuteSearch", "", 0, args1())

end sub
</script:module>
</file>

<file path=Basic/HelloWorld/script-lb.xml><?xml version="1.0" encoding="utf-8"?>
<!DOCTYPE library  PUBLIC '-//OpenOffice.org//DTD OfficeDocument 1.0//EN'  'library.dtd'>
<library:library xmlns:library="http://openoffice.org/2000/library" library:name="HelloWorld" library:readonly="false" library:passwordprotected="false">
  <library:element library:name="WordCou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HelloWorld" library:link="false"/>
</library:libraries>
</file>

<file path=Dialogs/HelloWorld/DialogWC.xml><?xml version="1.0" encoding="utf-8"?>
<!DOCTYPE window  PUBLIC '-//OpenOffice.org//DTD OfficeDocument 1.0//EN'  'dialog.dtd'>
<dlg:window xmlns:dlg="http://openoffice.org/2000/dialog" xmlns:script="http://openoffice.org/2000/script" dlg:id="DialogWC" dlg:left="106" dlg:top="75" dlg:width="348" dlg:height="233" dlg:closeable="true" dlg:moveable="true" dlg:title="Nombre de mots par phrase :">
  <dlg:bulletinboard>
    <dlg:textfield dlg:id="TextField1" dlg:tab-index="0" dlg:left="4" dlg:top="3" dlg:width="340" dlg:height="226" dlg:vscroll="true" dlg:multiline="true" dlg:readonly="true">
      <script:event script:event-name="on-mouseup" script:macro-name="vnd.sun.star.script:HelloWorld.WordCount.SelectText?language=Basic&amp;location=document" script:language="Script"/>
    </dlg:textfield>
  </dlg:bulletinboard>
</dlg:window>
</file>

<file path=Dialogs/HelloWorld/dialog-lb.xml><?xml version="1.0" encoding="utf-8"?>
<!DOCTYPE library  PUBLIC '-//OpenOffice.org//DTD OfficeDocument 1.0//EN'  'library.dtd'>
<library:library xmlns:library="http://openoffice.org/2000/library" library:name="HelloWorld" library:readonly="false" library:passwordprotected="false">
  <library:element library:name="DialogWC"/>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HelloWorld" library:link="false"/>
</library:libraries>
</file>